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B000000071CCF6F863B49ED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algunGothic" svg:font-family="MalgunGothic" style:font-pitch="variable"/>
    <style:font-face style:name="MalgunGothic1" svg:font-family="Malgun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5cm" fo:min-width="0.4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fill-color="#ffffff" fo:min-height="0.41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loext:opacity="100%" style:font-name="Raleway" fo:font-size="18pt" fo:font-weight="bold" style:font-size-asian="18pt" style:font-weight-asian="bold" style:font-name-complex="Raleway" style:font-size-complex="18pt" style:font-weight-complex="bold"/>
    </style:style>
    <style:style style:name="T2" style:family="text">
      <style:text-properties fo:color="#000000" loext:opacity="100%" style:font-name="Raleway" fo:font-size="10.8999996185303pt" fo:font-weight="bold" style:font-size-asian="10.8999996185303pt" style:font-weight-asian="bold" style:font-name-complex="Raleway" style:font-size-complex="10.8999996185303pt" style:font-weight-complex="bold"/>
    </style:style>
    <style:style style:name="T3" style:family="text">
      <style:text-properties fo:color="#000000" loext:opacity="100%" style:font-name="Lato1" fo:font-size="9pt" fo:font-weight="normal" style:font-size-asian="9pt" style:font-weight-asian="normal" style:font-name-complex="Lato1" style:font-size-complex="9pt" style:font-weight-complex="normal"/>
    </style:style>
    <style:style style:name="T4" style:family="text">
      <style:text-properties fo:color="#434343" loext:opacity="100%" style:font-name="Lato1" fo:font-size="9pt" fo:font-weight="normal" style:font-size-asian="9pt" style:font-weight-asian="normal" style:font-name-complex="Lato1" style:font-size-complex="9pt" style:font-weight-complex="normal"/>
    </style:style>
    <style:style style:name="T5" style:family="text">
      <style:text-properties fo:color="#000000" loext:opacity="100%" style:font-name="MalgunGothic1" fo:font-size="13pt" fo:font-weight="bold" style:font-size-asian="13pt" style:font-weight-asian="bold" style:font-name-complex="MalgunGothic1" style:font-size-complex="13pt" style:font-weight-complex="bold"/>
    </style:style>
    <style:style style:name="T6" style:family="text">
      <style:text-properties fo:color="#000000" loext:opacity="100%" style:font-name="Lato1" fo:font-size="10pt" fo:font-weight="bold" style:font-size-asian="10pt" style:font-weight-asian="bold" style:font-name-complex="Lato1" style:font-size-complex="10pt" style:font-weight-complex="bold"/>
    </style:style>
    <style:style style:name="T7" style:family="text">
      <style:text-properties fo:color="#000000" loext:opacity="100%" style:font-name="Lato1" fo:font-size="10pt" fo:font-weight="normal" style:font-size-asian="10pt" style:font-weight-asian="normal" style:font-name-complex="Lato1" style:font-size-complex="10pt" style:font-weight-complex="normal"/>
    </style:style>
    <style:style style:name="T8" style:family="text">
      <style:text-properties fo:color="#666666" loext:opacity="100%" style:font-name="Lato1" fo:font-size="8pt" fo:font-weight="normal" style:font-size-asian="8pt" style:font-weight-asian="normal" style:font-name-complex="Lato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-0.25cm" svg:y="0cm" svg:viewBox="0 0 21591 27941" draw:points="0,0 21591,0 21591,27941 0,27941">
          <text:p/>
        </draw:polygon>
        <draw:frame draw:style-name="gr2" draw:text-style-name="P3" draw:layer="layout" svg:width="2.902cm" svg:height="0.738cm" svg:x="1.397cm" svg:y="1.114cm">
          <draw:text-box>
            <text:p text:style-name="P2"><text:span text:style-name="T1">R</text:span><text:span text:style-name="T1">a</text:span><text:span text:style-name="T1">p</text:span><text:span text:style-name="T1">h</text:span><text:span text:style-name="T1">a</text:span><text:span text:style-name="T1">e</text:span><text:span text:style-name="T1">l</text:span></text:p>
          </draw:text-box>
        </draw:frame>
        <draw:frame draw:style-name="gr2" draw:text-style-name="P3" draw:layer="layout" svg:width="2.838cm" svg:height="0.738cm" svg:x="1.397cm" svg:y="1.882cm">
          <draw:text-box>
            <text:p text:style-name="P2"><text:span text:style-name="T1">Lacerda</text:span></text:p>
          </draw:text-box>
        </draw:frame>
        <draw:frame draw:style-name="gr3" draw:text-style-name="P4" draw:layer="layout" svg:width="7.334cm" svg:height="0.446cm" svg:x="4.916cm" svg:y="1.742cm">
          <draw:text-box>
            <text:p text:style-name="P2"><text:span text:style-name="T2">Raphael </text:span><text:span text:style-name="T2">Lacerda </text:span><text:span text:style-name="T2">Medeiros e </text:span><text:span text:style-name="T2">Silva</text:span></text:p>
          </draw:text-box>
        </draw:frame>
        <draw:frame draw:style-name="gr4" draw:text-style-name="P5" draw:layer="layout" svg:width="14.234cm" svg:height="0.374cm" svg:x="4.916cm" svg:y="2.215cm">
          <draw:text-box>
            <text:p text:style-name="P2"><text:span text:style-name="T3">Rua Lamarco Cordeiro da Silva, Jardim </text:span><text:span text:style-name="T3">Magnólia, 187. Patos - Paraíba - 58705622 </text:span><text:span text:style-name="T3">- Brazil</text:span></text:p>
          </draw:text-box>
        </draw:frame>
        <draw:frame draw:style-name="gr4" draw:text-style-name="P5" draw:layer="layout" svg:width="3.473cm" svg:height="0.374cm" svg:x="4.916cm" svg:y="2.939cm">
          <draw:text-box>
            <text:p text:style-name="P2"><text:span text:style-name="T4">+55 (83) </text:span><text:span text:style-name="T4">99670-</text:span><text:span text:style-name="T4">4198</text:span></text:p>
          </draw:text-box>
        </draw:frame>
        <draw:frame draw:style-name="gr4" draw:text-style-name="P5" draw:layer="layout" svg:width="4.688cm" svg:height="0.374cm" svg:x="4.916cm" svg:y="3.327cm">
          <draw:text-box>
            <text:p text:style-name="P2"><text:span text:style-name="T4">lacerdarafhael11@gmail.com</text:span></text:p>
          </draw:text-box>
        </draw:frame>
        <draw:frame draw:style-name="gr5" draw:text-style-name="P6" draw:layer="layout" svg:width="0.455cm" svg:height="0.53cm" svg:x="1.397cm" svg:y="3.915cm">
          <draw:text-box>
            <text:p text:style-name="P2"><text:span text:style-name="T5">ㅡ</text:span></text:p>
          </draw:text-box>
        </draw:frame>
        <draw:frame draw:style-name="gr3" draw:text-style-name="P4" draw:layer="layout" svg:width="1.162cm" svg:height="0.446cm" svg:x="1.397cm" svg:y="4.715cm">
          <draw:text-box>
            <text:p text:style-name="P2"><text:span text:style-name="T2">Skill</text:span><text:span text:style-name="T2">s</text:span></text:p>
          </draw:text-box>
        </draw:frame>
        <draw:frame draw:style-name="gr4" draw:text-style-name="P5" draw:layer="layout" svg:width="12.186cm" svg:height="0.374cm" svg:x="4.823cm" svg:y="4.65cm">
          <draw:text-box>
            <text:p text:style-name="P2"><text:span text:style-name="T3">Programming: Python(basic). React(basic), PostgreSQL, MySQL. Git, Github. </text:span></text:p>
          </draw:text-box>
        </draw:frame>
        <draw:frame draw:style-name="gr4" draw:text-style-name="P5" draw:layer="layout" svg:width="12.778cm" svg:height="0.747cm" svg:x="4.846cm" svg:y="5.253cm">
          <draw:text-box>
            <text:p text:style-name="P2"><text:span text:style-name="T3">Main Soft Skills: </text:span><text:span text:style-name="T3">communication, </text:span><text:span text:style-name="T3">proactivity, </text:span><text:span text:style-name="T3">problem </text:span><text:span text:style-name="T3">solving, detail </text:span><text:span text:style-name="T3">orientation,</text:span></text:p>
            <text:p text:style-name="P2"><text:span text:style-name="T3"><text:s/></text:span><text:span text:style-name="T3">customer </text:span><text:span text:style-name="T3">orientation, </text:span><text:span text:style-name="T3">team work,</text:span></text:p>
          </draw:text-box>
        </draw:frame>
        <draw:frame draw:style-name="gr4" draw:text-style-name="P5" draw:layer="layout" svg:width="7.851cm" svg:height="0.374cm" svg:x="4.899cm" svg:y="6.25cm">
          <draw:text-box>
            <text:p text:style-name="P2"><text:span text:style-name="T3">ﬂexibility, positive attitude, work under pressure.</text:span></text:p>
          </draw:text-box>
        </draw:frame>
        <draw:frame draw:style-name="gr5" draw:text-style-name="P6" draw:layer="layout" svg:width="0.455cm" svg:height="0.53cm" svg:x="1.397cm" svg:y="7.514cm">
          <draw:text-box>
            <text:p text:style-name="P2"><text:span text:style-name="T5">ㅡ</text:span></text:p>
          </draw:text-box>
        </draw:frame>
        <draw:frame draw:style-name="gr3" draw:text-style-name="P4" draw:layer="layout" svg:width="2.402cm" svg:height="0.446cm" svg:x="1.397cm" svg:y="8.313cm">
          <draw:text-box>
            <text:p text:style-name="P2"><text:span text:style-name="T2">Experience</text:span></text:p>
          </draw:text-box>
        </draw:frame>
        <draw:frame draw:style-name="gr6" draw:text-style-name="P7" draw:layer="layout" svg:width="5.001cm" svg:height="0.412cm" svg:x="4.718cm" svg:y="9.016cm">
          <draw:text-box>
            <text:p text:style-name="P2"><text:span text:style-name="T6">Monitoring/</text:span><text:span text:style-name="T7"> Vector algebra</text:span></text:p>
          </draw:text-box>
        </draw:frame>
        <draw:frame draw:style-name="gr7" draw:text-style-name="P8" draw:layer="layout" svg:width="4.155cm" svg:height="0.331cm" svg:x="4.718cm" svg:y="9.622cm">
          <draw:text-box>
            <text:p text:style-name="P2"><text:span text:style-name="T8">2022, november - </text:span><text:span text:style-name="T8">2023, may</text:span></text:p>
          </draw:text-box>
        </draw:frame>
        <draw:frame draw:style-name="gr4" draw:text-style-name="P5" draw:layer="layout" svg:width="13.032cm" svg:height="0.374cm" svg:x="4.718cm" svg:y="10.126cm">
          <draw:text-box>
            <text:p text:style-name="P2"><text:span text:style-name="T3">study monitoring, clarifying students' doubts and making a report on attendance.</text:span></text:p>
          </draw:text-box>
        </draw:frame>
        <draw:frame draw:style-name="gr5" draw:text-style-name="P6" draw:layer="layout" svg:width="0.455cm" svg:height="0.53cm" svg:x="1.5cm" svg:y="14.023cm">
          <draw:text-box>
            <text:p text:style-name="P2"><text:span text:style-name="T5">ㅡ</text:span></text:p>
          </draw:text-box>
        </draw:frame>
        <draw:frame draw:style-name="gr3" draw:text-style-name="P4" draw:layer="layout" svg:width="2.161cm" svg:height="0.446cm" svg:x="1.5cm" svg:y="14.823cm">
          <draw:text-box>
            <text:p text:style-name="P2"><text:span text:style-name="T2">E</text:span><text:span text:style-name="T2">d</text:span><text:span text:style-name="T2">u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6" draw:text-style-name="P7" draw:layer="layout" svg:width="7.092cm" svg:height="0.412cm" svg:x="4.75cm" svg:y="15.027cm">
          <draw:text-box>
            <text:p text:style-name="P2"><text:span text:style-name="T6">Paraíba’s State </text:span><text:span text:style-name="T6">University /</text:span><text:span text:style-name="T7"> Bachelor</text:span></text:p>
          </draw:text-box>
        </draw:frame>
        <draw:frame draw:style-name="gr7" draw:text-style-name="P8" draw:layer="layout" svg:width="4.422cm" svg:height="0.331cm" svg:x="4.75cm" svg:y="15.447cm">
          <draw:text-box>
            <text:p text:style-name="P2"><text:span text:style-name="T8">2021 january - </text:span><text:span text:style-name="T8">2025 december</text:span></text:p>
          </draw:text-box>
        </draw:frame>
        <draw:frame draw:style-name="gr4" draw:text-style-name="P5" draw:layer="layout" svg:width="4.515cm" svg:height="0.374cm" svg:x="4.75cm" svg:y="15.876cm">
          <draw:text-box>
            <text:p text:style-name="P2"><text:span text:style-name="T3">Computer Science Bachelor.</text:span></text:p>
          </draw:text-box>
        </draw:frame>
        <draw:frame draw:style-name="gr8" draw:text-style-name="P9" draw:layer="layout" svg:width="11.114cm" svg:height="0.138cm" svg:x="4.932cm" svg:y="1.333cm">
          <draw:image xlink:href="Pictures/100000000000025B000000071CCF6F863B49ED12.png" xlink:type="simple" xlink:show="embed" xlink:actuate="onLoad" draw:mime-type="image/png">
            <text:p/>
          </draw:image>
        </draw:frame>
        <draw:frame draw:style-name="gr8" draw:text-style-name="P9" draw:layer="layout" svg:width="11.114cm" svg:height="0.138cm" svg:x="4.932cm" svg:y="4.243cm">
          <draw:image xlink:href="Pictures/100000000000025B000000071CCF6F863B49ED12.png" xlink:type="simple" xlink:show="embed" xlink:actuate="onLoad" draw:mime-type="image/png">
            <text:p/>
          </draw:image>
        </draw:frame>
        <draw:frame draw:style-name="gr8" draw:text-style-name="P9" draw:layer="layout" svg:width="11.114cm" svg:height="0.138cm" svg:x="4.932cm" svg:y="7.841cm">
          <draw:image xlink:href="Pictures/100000000000025B000000071CCF6F863B49ED12.png" xlink:type="simple" xlink:show="embed" xlink:actuate="onLoad" draw:mime-type="image/png">
            <text:p/>
          </draw:image>
        </draw:frame>
        <draw:frame draw:style-name="gr8" draw:text-style-name="P9" draw:layer="layout" svg:width="11.114cm" svg:height="0.138cm" svg:x="5.035cm" svg:y="14.351cm">
          <draw:image xlink:href="Pictures/100000000000025B000000071CCF6F863B49ED12.png" xlink:type="simple" xlink:show="embed" xlink:actuate="onLoad" draw:mime-type="image/png">
            <text:p/>
          </draw:image>
        </draw:frame>
        <draw:frame draw:style-name="gr9" draw:text-style-name="P10" draw:layer="layout" svg:width="3.554cm" svg:height="0.413cm" svg:x="4.664cm" svg:y="11cm">
          <draw:text-box>
            <text:p><text:span text:style-name="T6">MTE/</text:span><text:span text:style-name="T7">Development</text:span></text:p>
          </draw:text-box>
        </draw:frame>
        <draw:frame draw:style-name="gr7" draw:text-style-name="P8" draw:layer="layout" svg:width="4.498cm" svg:height="0.331cm" svg:x="4.718cm" svg:y="11.669cm">
          <draw:text-box>
            <text:p text:style-name="P2"><text:span text:style-name="T8">2023, august - 2023, december</text:span></text:p>
          </draw:text-box>
        </draw:frame>
        <draw:frame draw:style-name="gr4" draw:text-style-name="P5" draw:layer="layout" svg:width="6.953cm" svg:height="0.374cm" svg:x="4.718cm" svg:y="12.126cm">
          <draw:text-box>
            <text:p text:style-name="P2"><text:span text:style-name="T3">Full java oriented </text:span><text:span text:style-name="T3">programming, </text:span><text:span text:style-name="T3">springboo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algunGothic" svg:font-family="MalgunGothic" style:font-pitch="variable"/>
    <style:font-face style:name="MalgunGothic1" svg:font-family="Malgun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2-19T09:26:58.506382331</dc:date>
    <meta:editing-duration>PT8M39S</meta:editing-duration>
    <meta:editing-cycles>1</meta:editing-cycles>
    <meta:document-statistic meta:object-count="30"/>
    <meta:generator>LibreOffice/7.3.7.2$Linux_X86_64 LibreOffice_project/30$Build-2</meta:generator>
  </office:meta>
</office:document-meta>
</file>